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dba" officeooo:paragraph-rsid="0017bdba"/>
    </style:style>
    <style:style style:name="P2" style:family="paragraph" style:parent-style-name="Standard">
      <style:text-properties officeooo:rsid="001925fc" officeooo:paragraph-rsid="001925fc"/>
    </style:style>
    <style:style style:name="P3" style:family="paragraph" style:parent-style-name="Standard">
      <style:text-properties officeooo:rsid="001a5433" officeooo:paragraph-rsid="001a5433"/>
    </style:style>
    <style:style style:name="P4" style:family="paragraph" style:parent-style-name="Standard">
      <style:text-properties officeooo:rsid="001b38b5" officeooo:paragraph-rsid="001b38b5"/>
    </style:style>
    <style:style style:name="P5" style:family="paragraph" style:parent-style-name="Standard">
      <style:text-properties officeooo:rsid="001eb257" officeooo:paragraph-rsid="001b38b5"/>
    </style:style>
    <style:style style:name="P6" style:family="paragraph" style:parent-style-name="Standard">
      <style:text-properties officeooo:rsid="001eb257" officeooo:paragraph-rsid="001eb257"/>
    </style:style>
    <style:style style:name="P7" style:family="paragraph" style:parent-style-name="Standard">
      <style:text-properties officeooo:rsid="001eeb72" officeooo:paragraph-rsid="001eeb72"/>
    </style:style>
    <style:style style:name="P8" style:family="paragraph" style:parent-style-name="Standard">
      <style:text-properties officeooo:rsid="001f545e" officeooo:paragraph-rsid="001f545e"/>
    </style:style>
    <style:style style:name="P9" style:family="paragraph" style:parent-style-name="Standard">
      <style:text-properties officeooo:rsid="001f8878" officeooo:paragraph-rsid="001f8878"/>
    </style:style>
    <style:style style:name="P10" style:family="paragraph" style:parent-style-name="Standard">
      <style:text-properties officeooo:rsid="0021409c" officeooo:paragraph-rsid="0021409c"/>
    </style:style>
    <style:style style:name="P11" style:family="paragraph" style:parent-style-name="Standard">
      <style:text-properties officeooo:rsid="0021bb1b" officeooo:paragraph-rsid="0021bb1b"/>
    </style:style>
    <style:style style:name="P12" style:family="paragraph" style:parent-style-name="Standard">
      <style:text-properties officeooo:rsid="002221d1" officeooo:paragraph-rsid="002221d1"/>
    </style:style>
    <style:style style:name="P13" style:family="paragraph" style:parent-style-name="Standard">
      <style:text-properties officeooo:rsid="00234f53" officeooo:paragraph-rsid="00234f53"/>
    </style:style>
    <style:style style:name="P1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eb257" officeooo:paragraph-rsid="001eb257"/>
    </style:style>
    <style:style style:name="T1" style:family="text">
      <style:text-properties officeooo:rsid="00234f53"/>
    </style:style>
    <style:style style:name="T2" style:family="text">
      <style:text-properties officeooo:rsid="00260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mp is what we look at</text:p>
      <text:p text:style-name="P1"/>
      <text:p text:style-name="P1"/>
      <text:p text:style-name="P1">one thermal response for one organism? The id</text:p>
      <text:p text:style-name="P1"/>
      <text:p text:style-name="P1">using kelvin</text:p>
      <text:p text:style-name="P1"/>
      <text:p text:style-name="P1"/>
      <text:p text:style-name="P1"/>
      <text:p text:style-name="P1"/>
      <text:p text:style-name="P1">#1.can use R script to inspect the data first</text:p>
      <text:p text:style-name="P1">flexible for som edata for transformation</text:p>
      <text:p text:style-name="P2">#get starting value??</text:p>
      <text:p text:style-name="P2"/>
      <text:p text:style-name="P2">number of x axis measurement</text:p>
      <text:p text:style-name="P2"/>
      <text:p text:style-name="P2"/>
      <text:p text:style-name="P3">b0 is the 10 temp</text:p>
      <text:p text:style-name="P3"/>
      <text:p text:style-name="P3">dun go up to 10 degreee as the starting value</text:p>
      <text:p text:style-name="P2"/>
      <text:p text:style-name="P2"/>
      <text:p text:style-name="P2"/>
      <text:p text:style-name="P4">Eh start approximately equal to E</text:p>
      <text:p text:style-name="P4"/>
      <text:p text:style-name="P4"/>
      <text:p text:style-name="P4"/>
      <text:p text:style-name="P4"/>
      <text:p text:style-name="P5"/>
      <text:p text:style-name="P14"/>
      <text:p text:style-name="P6"/>
      <text:p text:style-name="P6">proper start 5 50 min</text:p>
      <text:p text:style-name="P6"/>
      <text:p text:style-name="P7">19 mins gives the steps </text:p>
      <text:p text:style-name="P7"/>
      <text:p text:style-name="P7"/>
      <text:p text:style-name="P7"/>
      <text:p text:style-name="P7">2435 nlls problem</text:p>
      <text:p text:style-name="P7">the rising part is the </text:p>
      <text:p text:style-name="P7"/>
      <text:p text:style-name="P7"/>
      <text:p text:style-name="P7"/>
      <text:p text:style-name="P7"/>
      <text:p text:style-name="P7"/>
      <text:p text:style-name="P7">29” e 0.65 “def listen again</text:p>
      <text:p text:style-name="P7"/>
      <text:p text:style-name="P8">33” using degree,kelvin?</text:p>
      <text:p text:style-name="P8"/>
      <text:p text:style-name="P8">38 tl has to be low, th to be high</text:p>
      <text:p text:style-name="P8"/>
      <text:p text:style-name="P8"/>
      <text:p text:style-name="P8"/>
      <text:p text:style-name="P8"><text:soft-page-break/></text:p>
      <text:p text:style-name="P8">39” what happen when the curve only shows the rising par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hift the value for negative and 0?</text:p>
      <text:p text:style-name="P9"/>
      <text:p text:style-name="P9">activation energy is the rising curve, deactive is the droping slope, have to add those to the d<text:span text:style-name="T2">a</text:span>ta?</text:p>
      <text:p text:style-name="P9"/>
      <text:p text:style-name="P9">Bo is the lower trait value , starting position </text:p>
      <text:p text:style-name="P9"/>
      <text:p text:style-name="P9">e is the slope, ed dun try to get the slope</text:p>
      <text:p text:style-name="P9"/>
      <text:p text:style-name="P9"/>
      <text:p text:style-name="P9">plot log of the trait value against <text:s text:c="2"/>1 over kt, turning the graph into straight line</text:p>
      <text:p text:style-name="P9"/>
      <text:p text:style-name="P9"/>
      <text:p text:style-name="P10">bt=bo e ^E/KT</text:p>
      <text:p text:style-name="P10">log it</text:p>
      <text:p text:style-name="P10"/>
      <text:p text:style-name="P10">slope = -E ← ACTIVATION ENERGY </text:p>
      <text:p text:style-name="P10"/>
      <text:p text:style-name="P11">this is the first part , the rising curve for the first part</text:p>
      <text:p text:style-name="P10"/>
      <text:p text:style-name="P10">TIMES A constant → deactivation energy <text:s/>splitted </text:p>
      <text:p text:style-name="P10"/>
      <text:p text:style-name="P10"/>
      <text:p text:style-name="P10"/>
      <text:p text:style-name="P10"/>
      <text:p text:style-name="P10">Can look at the error and the shape when checking whether the model is good or not</text:p>
      <text:p text:style-name="P10"/>
      <text:p text:style-name="P10"/>
      <text:p text:style-name="P10"/>
      <text:p text:style-name="P10"/>
      <text:p text:style-name="P11">a plot for each unique id , </text:p>
      <text:p text:style-name="P11"/>
      <text:p text:style-name="P11">in report , just show a couple of plots, <text:s/>in some cases is different but the majority is , so just include one or two plots, </text:p>
      <text:p text:style-name="P11"/>
      <text:p text:style-name="P11">lmfit quite tricky</text:p>
      <text:p text:style-name="P11">parameter and parameters are different things in lmfit</text:p>
      <text:p text:style-name="P11"><text:soft-page-break/></text:p>
      <text:p text:style-name="P11"/>
      <text:p text:style-name="P11"/>
      <text:p text:style-name="P12">get tha maximum trait value and the temperature for that <text:s/>that for each unique id </text:p>
      <text:p text:style-name="P12"/>
      <text:p text:style-name="P12">tl 50% , th temperature enayme 50 % high<text:tab/>, </text:p>
      <text:p text:style-name="P12">first estimate , higheset th and tl for the estimate for each unique id</text:p>
      <text:p text:style-name="P12"/>
      <text:p text:style-name="P12">Th and Tl <text:s/><text:span text:style-name="T1">the E and the EL and the EH and B0 as well.</text:span></text:p>
      <text:p text:style-name="P12">tl temp which enzume is 50% low temp deactivated</text:p>
      <text:p text:style-name="P12"/>
      <text:p text:style-name="P13">may be getting the lowest and the highest for the starting values</text:p>
      <text:p text:style-name="P13"/>
      <text:p text:style-name="P10"><text:s/></text:p>
      <text:p text:style-name="P10"/>
      <text:p text:style-name="P13">log trait over 1/kt</text:p>
      <text:p text:style-name="P13"/>
      <text:p text:style-name="P13">0.65</text:p>
      <text:p text:style-name="P13">el 0.3</text:p>
      <text:p text:style-name="P13">eh 0.9</text:p>
      <text:p text:style-name="P13"/>
      <text:p text:style-name="P13"/>
      <text:p text:style-name="P13"/>
      <text:p text:style-name="P13">eh is the same as ed, no ed</text:p>
      <text:p text:style-name="P13"/>
      <text:p text:style-name="P13">make sure temp is in kelvin and everything in same un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22:59.290622508</meta:creation-date>
    <dc:date>2016-02-25T15:46:08.133041968</dc:date>
    <meta:editing-duration>P7DT3H18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46" meta:word-count="364" meta:character-count="1799" meta:non-whitespace-character-count="1464"/>
  </office:meta>
</office:document-meta>
</file>